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295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9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en" fo:country="US" fo:font-weight="bold" officeooo:rsid="00110983" officeooo:paragraph-rsid="0011098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fo:font-weight="bold" officeooo:rsid="00110983" officeooo:paragraph-rsid="0011098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language="en" fo:country="US" fo:font-weight="bold" officeooo:rsid="00110983" officeooo:paragraph-rsid="00110983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20pt" fo:language="en" fo:country="US" fo:font-weight="bold" officeooo:rsid="00110983" officeooo:paragraph-rsid="00110983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2pt" fo:language="en" fo:country="US" fo:font-weight="normal" officeooo:rsid="00110983" officeooo:paragraph-rsid="00110983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4pt" fo:language="en" fo:country="US" officeooo:rsid="00122462" officeooo:paragraph-rsid="00122462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text-properties style:font-name="F" fo:font-size="12pt"/>
    </style:style>
    <style:style style:name="P9" style:family="paragraph">
      <loext:graphic-properties draw:fill="none" draw:fill-color="#ffffff"/>
      <style:text-properties style:font-name="F" fo:font-size="12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2462" style:font-size-asian="10.5pt" style:font-weight-asian="normal" style:font-size-complex="12pt" style:font-weight-complex="normal"/>
    </style:style>
    <style:style style:name="T5" style:family="text">
      <style:text-properties officeooo:rsid="00122462"/>
    </style:style>
    <style:style style:name="T6" style:family="text">
      <style:text-properties fo:language="en" fo:country="US"/>
    </style:style>
    <style:style style:name="T7" style:family="text">
      <style:text-properties style:font-name="F" fo:font-size="12pt"/>
    </style:style>
    <style:style style:name="T8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2.743cm" fo:min-width="4.64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N bit adder <text:span text:style-name="T5">data sheet</text:span></text:p>
      <text:p text:style-name="P3"/>
      <text:p text:style-name="P3"/>
      <text:p text:style-name="P5">The circuit <text:span text:style-name="T5">computes</text:span> the sum of two N bits numbers, outputting a N bit number and a cary out flag that indicates an overflow.</text:p>
      <text:p text:style-name="P5"/>
      <text:p text:style-name="P5"/>
      <text:p text:style-name="P5"><draw:custom-shape text:anchor-type="paragraph" draw:z-index="0" draw:name="Shape1" draw:style-name="gr1" svg:width="4.642cm" svg:height="2.744cm" svg:x="5.098cm" svg:y="0.464cm"><text:p/><draw:enhanced-geometry svg:viewBox="0 0 21600 21600" draw:type="rectangle" draw:enhanced-path="M 0 0 L 21600 0 21600 21600 0 21600 0 0 Z N"/></draw:custom-shape></text:p>
      <text:p text:style-name="P5"><draw:frame text:anchor-type="paragraph" draw:z-index="5" draw:name="Shape6" draw:style-name="gr3" draw:text-style-name="P9" svg:width="1.925cm" svg:height="0.555cm" svg:x="1.416cm" svg:y="0.46cm"><draw:text-box><text:p text:style-name="P8"><text:span text:style-name="T7">a [N-1:0]</text:span></text:p></draw:text-box></draw:frame><draw:frame text:anchor-type="paragraph" draw:z-index="6" draw:name="Shape6" draw:style-name="gr3" draw:text-style-name="P9" svg:width="1.925cm" svg:height="0.555cm" svg:x="1.441cm" svg:y="1.519cm"><draw:text-box><text:p text:style-name="P8"><text:span text:style-name="T7">b [N-1:0]</text:span></text:p></draw:text-box></draw:frame><draw:frame text:anchor-type="paragraph" draw:z-index="7" draw:name="Shape6" draw:style-name="gr4" draw:text-style-name="P9" svg:width="2.742cm" svg:height="0.72cm" svg:x="11.735cm" svg:y="0.318cm"><draw:text-box><text:p text:style-name="P8"><text:span text:style-name="T7">res [N-</text:span><text:span text:style-name="T7">1:0]</text:span></text:p></draw:text-box></draw:frame><draw:frame text:anchor-type="paragraph" draw:z-index="8" draw:name="Shape6" draw:style-name="gr3" draw:text-style-name="P9" svg:width="1.514cm" svg:height="0.555cm" svg:x="11.807cm" svg:y="1.591cm"><draw:text-box><text:p text:style-name="P8"><text:span text:style-name="T7">carry</text:span></text:p></draw:text-box></draw:frame><draw:line text:anchor-type="paragraph" draw:z-index="1" draw:name="Shape2" draw:style-name="gr2" draw:text-style-name="P7" svg:x1="3.508cm" svg:y1="0.676cm" svg:x2="5.097cm" svg:y2="0.676cm"><text:p/></draw:line><draw:line text:anchor-type="paragraph" draw:z-index="2" draw:name="Shape3" draw:style-name="gr2" draw:text-style-name="P7" svg:x1="3.506cm" svg:y1="1.793cm" svg:x2="5.095cm" svg:y2="1.793cm"><text:p/></draw:line><draw:line text:anchor-type="paragraph" draw:z-index="3" draw:name="Shape4" draw:style-name="gr2" draw:text-style-name="P7" svg:x1="9.738cm" svg:y1="0.628cm" svg:x2="11.35cm" svg:y2="0.628cm"><text:p/></draw:line><draw:line text:anchor-type="paragraph" draw:z-index="4" draw:name="Shape5" draw:style-name="gr2" draw:text-style-name="P7" svg:x1="9.738cm" svg:y1="1.891cm" svg:x2="11.373cm" svg:y2="1.891cm"><text:p/></draw:line><draw:frame text:anchor-type="paragraph" draw:z-index="9" draw:name="Shape7" draw:style-name="gr5" draw:text-style-name="P11" svg:width="2.382cm" svg:height="0.578cm" svg:x="6.276cm" svg:y="0.99cm"><draw:text-box><text:p text:style-name="P10"><text:span text:style-name="T8">N</text:span><text:span text:style-name="T8"> </text:span><text:span text:style-name="T8">b</text:span><text:span text:style-name="T8">i</text:span><text:span text:style-name="T8">t</text:span><text:span text:style-name="T8">s</text:span><text:span text:style-name="T8"> </text:span><text:span text:style-name="T8">a</text:span><text:span text:style-name="T8">d</text:span><text:span text:style-name="T8">d</text:span><text:span text:style-name="T8">e</text:span><text:span text:style-name="T8">r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1">Parameters</text:p>
      <text:p text:style-name="P1"><text:tab/></text:p>
      <text:p text:style-name="P1"><text:tab/><text:span text:style-name="T3">N – number of bits of the adder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Signals</text:p>
      <text:p text:style-name="P2"/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Type</text:p>
          </table:table-cell>
          <table:table-cell table:style-name="Table1.C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6">a</text:p>
          </table:table-cell>
          <table:table-cell table:style-name="Table1.A2" office:value-type="string">
            <text:p text:style-name="P6">Input</text:p>
          </table:table-cell>
          <table:table-cell table:style-name="Table1.C2" office:value-type="string">
            <text:p text:style-name="P6">Fist operand with N bits</text:p>
          </table:table-cell>
        </table:table-row>
        <table:table-row>
          <table:table-cell table:style-name="Table1.A2" office:value-type="string">
            <text:p text:style-name="P6">b</text:p>
          </table:table-cell>
          <table:table-cell table:style-name="Table1.A2" office:value-type="string">
            <text:p text:style-name="P6">Input</text:p>
          </table:table-cell>
          <table:table-cell table:style-name="Table1.C2" office:value-type="string">
            <text:p text:style-name="P6">Second operand with N bits</text:p>
          </table:table-cell>
        </table:table-row>
        <table:table-row>
          <table:table-cell table:style-name="Table1.A2" office:value-type="string">
            <text:p text:style-name="P6">res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Result with N bits</text:p>
          </table:table-cell>
        </table:table-row>
        <table:table-row>
          <table:table-cell table:style-name="Table1.A2" office:value-type="string">
            <text:p text:style-name="P6">carry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Carry out</text:p>
          </table:table-cell>
        </table:table-row>
      </table:table>
      <text:p text:style-name="P2"><text:span text:style-name="T3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9:11:46.251864697</meta:creation-date>
    <dc:date>2019-10-08T19:25:50.042276580</dc:date>
    <meta:editing-duration>PT3M33S</meta:editing-duration>
    <meta:editing-cycles>1</meta:editing-cycles>
    <meta:document-statistic meta:table-count="1" meta:image-count="0" meta:object-count="0" meta:page-count="1" meta:paragraph-count="22" meta:word-count="65" meta:character-count="326" meta:non-whitespace-character-count="277"/>
    <meta:generator>LibreOffice/6.0.7.3$Linux_X86_64 LibreOffice_project/00m0$Build-3</meta:generator>
  </office:meta>
</office:document-meta>
</file>